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paragraph-rsid="001d666f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0.799cm"/>
        </style:tab-stops>
      </style:paragraph-properties>
      <style:text-properties style:font-name="Arial" fo:font-size="11pt" officeooo:paragraph-rsid="001d666f" style:font-size-asian="11pt" style:font-size-complex="11pt"/>
    </style:style>
    <style:style style:name="P3" style:family="paragraph" style:parent-style-name="Standard">
      <style:text-properties style:font-name="Arial" fo:font-size="11pt" officeooo:paragraph-rsid="001d666f" style:font-size-asian="11pt" style:font-size-complex="11pt"/>
    </style:style>
    <style:style style:name="P4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style:font-name="Arial" fo:font-size="11pt" officeooo:paragraph-rsid="001d666f" style:font-size-asian="11pt" style:font-size-complex="11pt"/>
    </style:style>
    <style:style style:name="P5" style:family="paragraph" style:parent-style-name="Standard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style:font-name="Arial" fo:font-size="11pt" officeooo:paragraph-rsid="001d666f" style:font-size-asian="11pt" style:font-size-complex="11pt"/>
    </style:style>
    <style:style style:name="P6" style:family="paragraph" style:parent-style-name="Standard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weight="bold" officeooo:paragraph-rsid="001fa9b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bold" officeooo:paragraph-rsid="002703da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2133e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style:font-name="Arial" fo:font-size="11pt" officeooo:paragraph-rsid="001f61dc" style:font-size-asian="11pt" style:font-size-complex="11pt"/>
    </style:style>
    <style:style style:name="P10" style:family="paragraph" style:parent-style-name="Standard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style:font-name="Arial" fo:font-size="11pt" officeooo:paragraph-rsid="001d666f" style:font-size-asian="11pt" style:font-size-complex="11pt"/>
    </style:style>
    <style:style style:name="P11" style:family="paragraph" style:parent-style-name="Standard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weight="normal" officeooo:paragraph-rsid="001fa9b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1fa9b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2133e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25a8b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2703d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Arial" fo:font-size="11pt" fo:font-weight="normal" officeooo:paragraph-rsid="0028499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291cm"/>
          <style:tab-stop style:position="1.669cm"/>
        </style:tab-stops>
      </style:paragraph-properties>
      <style:text-properties style:font-name="Arial" fo:font-size="11pt" fo:font-weight="normal" officeooo:paragraph-rsid="0025a8be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254cm"/>
          <style:tab-stop style:position="1.669cm"/>
        </style:tab-stops>
      </style:paragraph-properties>
      <style:text-properties style:font-name="Arial" fo:font-size="11pt" fo:font-weight="normal" officeooo:paragraph-rsid="0025a8b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.272cm"/>
          <style:tab-stop style:position="1.669cm"/>
        </style:tab-stops>
      </style:paragraph-properties>
      <style:text-properties style:font-name="Arial" fo:font-size="11pt" fo:font-weight="normal" officeooo:paragraph-rsid="00284992" style:font-size-asian="11pt" style:font-weight-asian="normal" style:font-size-complex="11pt" style:font-weight-complex="normal"/>
    </style:style>
    <style:style style:name="T1" style:family="text">
      <style:text-properties officeooo:rsid="001d666f"/>
    </style:style>
    <style:style style:name="T2" style:family="text">
      <style:text-properties fo:font-weight="bold" officeooo:rsid="001d666f" style:font-weight-asian="bold" style:font-weight-complex="bold"/>
    </style:style>
    <style:style style:name="T3" style:family="text">
      <style:text-properties fo:font-weight="bold" officeooo:rsid="001f61dc" style:font-weight-asian="bold" style:font-weight-complex="bold"/>
    </style:style>
    <style:style style:name="T4" style:family="text">
      <style:text-properties fo:font-weight="bold" officeooo:rsid="0025a8be" style:font-weight-asian="bold" style:font-weight-complex="bold"/>
    </style:style>
    <style:style style:name="T5" style:family="text">
      <style:text-properties fo:font-weight="bold" officeooo:rsid="002703da" style:font-weight-asian="bold" style:font-weight-complex="bold"/>
    </style:style>
    <style:style style:name="T6" style:family="text">
      <style:text-properties fo:font-weight="normal" officeooo:rsid="001f61dc" style:font-weight-asian="normal" style:font-weight-complex="normal"/>
    </style:style>
    <style:style style:name="T7" style:family="text">
      <style:text-properties fo:font-weight="normal" officeooo:rsid="001fa9b0" style:font-weight-asian="normal" style:font-weight-complex="normal"/>
    </style:style>
    <style:style style:name="T8" style:family="text">
      <style:text-properties officeooo:rsid="001fa9b0"/>
    </style:style>
    <style:style style:name="T9" style:family="text">
      <style:text-properties officeooo:rsid="0025a8be"/>
    </style:style>
    <style:style style:name="T10" style:family="text">
      <style:text-properties officeooo:rsid="002703da"/>
    </style:style>
    <style:style style:name="T11" style:family="text">
      <style:text-properties officeooo:rsid="00284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. Ogólny opis produktu</text:span></text:p>
      <text:p text:style-name="P4"><text:span text:style-name="T2">2.1. Środowisko pracy</text:span></text:p>
      <text:p text:style-name="P10"><text:span text:style-name="T1">System będzie pracował jako scentralizowana baza kont wszystkich pracowników apteki wraz z bazą danych zawierającą konieczne informacje dotyczące pracowników, usług i leków. Fizycznie będzie umieszczony w jednym z pomieszczeń należących do apteki.</text:span></text:p>
      <text:p text:style-name="P5"><text:span text:style-name="T2">2.2. Użytkownicy</text:span></text:p>
      <text:p text:style-name="P9"><text:span text:style-name="T3">2.2.1 </text:span><text:span text:style-name="T6">Kierownik/Administrator – osoba zarządzająca zarówno systemem jak i całą pracą apteki. Posiada dostęp do całej funkcjonalności systemu w tym również do odczytu i modyfikacji bazy danych. Może tworzyć/usuwać inne konta (Pracownik) lub tymczasowo wykonywać wykonywać zadania przeznaczone dla tych kont.</text:span></text:p>
      <text:p text:style-name="P9"><text:span text:style-name="T3">2.2.2 </text:span><text:span text:style-name="T6">Pracownik – osoba </text:span><text:span text:style-name="T7">mająca wyznaczone obowiązki, wyznaczone godziny pracy i ściśle określone prawa do dostępu do ustalonych funkcji systemu. Zakres w jakim pracownik może korzystać z funkcji systemu może być modyfikowany (przez Kierownika) aby dostosować konto do charakteru pracy pracownika.</text:span></text:p>
      <text:p text:style-name="P6"><text:span text:style-name="T8">2.3. Najważniejsze funkcje produktu</text:span></text:p>
      <text:p text:style-name="P11"><text:span text:style-name="T8">- sprawne i szybkie realizowanie recept,</text:span></text:p>
      <text:p text:style-name="P11"><text:span text:style-name="T8">- istotne zredukowanie liczby błędnie realizowanych recept,</text:span></text:p>
      <text:p text:style-name="P11"><text:span text:style-name="T8">- bieżąca kontrola nad aktualnym stanem leków,</text:span></text:p>
      <text:p text:style-name="P12"><text:span text:style-name="T8">- szybka reakcja na braki w zaopatrzeniu,</text:span></text:p>
      <text:p text:style-name="P12"><text:span text:style-name="T8">- bezpieczeństwo przechowywania danych o lekach i pracownikach,</text:span></text:p>
      <text:p text:style-name="P13"><text:span text:style-name="T8">- prowadzenie statystyk w celu usprawnienia dostaw, oceny pracy pracowników itd.</text:span></text:p>
      <text:p text:style-name="P7"><text:span text:style-name="T10">2.4 Ograniczenia</text:span></text:p>
      <text:p text:style-name="P15"><text:span text:style-name="T10">- </text:span><text:span text:style-name="T11">niemożliwe jest zrealizowanie recepty bez logowania do systemu,</text:span></text:p>
      <text:p text:style-name="P16"><text:span text:style-name="T11">- pracownikowi niezalogowanemu nie naliczane są godziny pracy,</text:span></text:p>
      <text:p text:style-name="P19"><text:span text:style-name="T11">- bez zalogowania do systemu nie można się dowiedzieć niczego związanego ze stanem <text:tab/>leków w magazynie.</text:span></text:p>
      <text:p text:style-name="P8"><text:span text:style-name="T4">2.</text:span><text:span text:style-name="T5">5</text:span><text:span text:style-name="T4"> Zależności</text:span></text:p>
      <text:p text:style-name="P17"><text:span text:style-name="T9">- realizacja recepty wiąże się z zarejestrowaniem przez system wszystkich informacji o tej <text:tab/>operacji (również jaki pracownik ją wykonał),</text:span></text:p>
      <text:p text:style-name="P14"><text:span text:style-name="T9">- każde zamówienie od dostawcy wiąże się z zarejestrowaniem tego w systemie,</text:span></text:p>
      <text:p text:style-name="P18"><text:span text:style-name="T9">- operacje wykonywane przez jakichkolwiek użytkowników na bazie leków, będą natychmiast <text:tab/>uaktualniały stan tej bazy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ławat</meta:initial-creator>
    <meta:creation-date>2012-11-13T15:22:10</meta:creation-date>
    <dc:date>2012-11-13T18:00:08</dc:date>
    <dc:creator>Adam Bławat</dc:creator>
    <meta:editing-duration>PT1H51M22S</meta:editing-duration>
    <meta:editing-cycles>5</meta:editing-cycles>
    <meta:generator>LibreOffice/3.6$Linux_x86 LibreOffice_project/58f22d5-270d05a-e2abed1-ea17a85-9b5702</meta:generator>
    <meta:document-statistic meta:table-count="0" meta:image-count="0" meta:object-count="0" meta:page-count="1" meta:paragraph-count="22" meta:word-count="256" meta:character-count="1863" meta:non-whitespace-character-count="1623"/>
  </office:meta>
</office:document-meta>
</file>